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6cm" svg:height="2.4cm" svg:x="5.6cm" svg:y="3.1cm">
          <text:p text:style-name="P1">Get forename</text:p>
          <text:p text:style-name="P1">and surnam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2" draw:id="id2" draw:layer="layout" svg:width="4.2cm" svg:height="3.5cm" svg:x="6.8cm" svg:y="6.7cm">
          <text:p text:style-name="P1">Chose</text:p>
          <text:p text:style-name="P1">option 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4" draw:id="id4" draw:layer="layout" svg:width="3.5cm" svg:height="1.4cm" svg:x="11.9cm" svg:y="7.8cm">
          <text:p text:style-name="P1">Add club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3" draw:id="id3" draw:layer="layout" svg:width="4.8cm" svg:height="1.9cm" svg:x="1.6cm" svg:y="7.5cm">
          <text:p text:style-name="P1">Don't add</text:p>
          <text:p text:style-name="P1">club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5" draw:id="id5" draw:layer="layout" svg:width="5.5cm" svg:height="2.1cm" svg:x="10.5cm" svg:y="10.3cm">
          <text:p text:style-name="P1">Get club nam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6" draw:id="id6" draw:layer="layout" svg:width="7cm" svg:height="4.5cm" svg:x="9.2cm" svg:y="13.7cm">
          <text:p text:style-name="P1">Does the club</text:p>
          <text:p text:style-name="P1">already exist</text:p>
          <text:p text:style-name="P1">in databas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11" draw:id="id11" draw:layer="layout" svg:width="7.1cm" svg:height="2cm" svg:x="16.6cm" svg:y="18.3cm">
          <text:p text:style-name="P1">Search for club</text:p>
          <text:p text:style-name="P1">in database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" draw:text-style-name="P1" xml:id="id7" draw:id="id7" draw:layer="layout" svg:width="6cm" svg:height="2.2cm" svg:x="2.5cm" svg:y="14.8cm">
          <text:p text:style-name="P1">Store club in</text:p>
          <text:p text:style-name="P1">Club table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" draw:text-style-name="P1" xml:id="id8" draw:id="id8" draw:layer="layout" svg:width="7.4cm" svg:height="2cm" svg:x="9cm" svg:y="20.3cm">
          <text:p text:style-name="P1">Get join dat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9" draw:id="id9" draw:layer="layout" svg:width="7.7cm" svg:height="2.5cm" svg:x="8.1cm" svg:y="23.9cm">
          <text:p text:style-name="P1">Create club reference</text:p>
          <text:p text:style-name="P1">and link to club and rid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0" draw:id="id10" draw:layer="layout" svg:width="7.3cm" svg:height="2.1cm" svg:x="0.3cm" svg:y="24.1cm">
          <text:p text:style-name="P1">Store in database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" draw:text-style-name="P1" draw:layer="layout" draw:type="line" svg:x1="8.9cm" svg:y1="5.5cm" svg:x2="8.9cm" svg:y2="6.7cm" draw:start-shape="id1" draw:start-glue-point="8" draw:end-shape="id2" draw:end-glue-point="4" svg:d="M8900 5500v1200" svg:viewBox="0 0 1 1201">
          <text:p/>
        </draw:connector>
        <draw:connector draw:style-name="gr2" draw:text-style-name="P1" draw:layer="layout" draw:type="line" svg:x1="6.8cm" svg:y1="8.45cm" svg:x2="5.912cm" svg:y2="8.45cm" draw:start-shape="id2" draw:start-glue-point="5" draw:end-shape="id3" draw:end-glue-point="9" svg:d="M6800 8450h-888" svg:viewBox="0 0 889 1">
          <text:p/>
        </draw:connector>
        <draw:connector draw:style-name="gr2" draw:text-style-name="P1" draw:layer="layout" draw:type="line" svg:x1="11cm" svg:y1="8.45cm" svg:x2="12.25cm" svg:y2="8.5cm" draw:start-shape="id2" draw:start-glue-point="7" draw:end-shape="id4" draw:end-glue-point="6" svg:d="M11000 8450l1250 50" svg:viewBox="0 0 1251 51">
          <text:p/>
        </draw:connector>
        <draw:connector draw:style-name="gr2" draw:text-style-name="P1" draw:layer="layout" draw:type="line" svg:x1="13.293cm" svg:y1="9.2cm" svg:x2="13.25cm" svg:y2="10.3cm" draw:start-shape="id4" draw:start-glue-point="7" draw:end-shape="id5" draw:end-glue-point="5" svg:d="M13293 9200l-43 1100" svg:viewBox="0 0 44 1101">
          <text:p/>
        </draw:connector>
        <draw:connector draw:style-name="gr2" draw:text-style-name="P1" draw:layer="layout" draw:type="line" svg:x1="12.69cm" svg:y1="12.4cm" svg:x2="12.7cm" svg:y2="13.7cm" draw:start-shape="id5" draw:start-glue-point="7" draw:end-shape="id6" draw:end-glue-point="4" svg:d="M12690 12400l10 1300" svg:viewBox="0 0 11 1301">
          <text:p/>
        </draw:connector>
        <draw:connector draw:style-name="gr2" draw:text-style-name="P1" draw:layer="layout" draw:type="line" svg:x1="9.2cm" svg:y1="15.95cm" svg:x2="7.5cm" svg:y2="15.9cm" draw:start-shape="id6" draw:start-glue-point="5" draw:end-shape="id7" draw:end-glue-point="7" svg:d="M9200 15950l-1700-50" svg:viewBox="0 0 1701 51">
          <text:p/>
        </draw:connector>
        <draw:connector draw:style-name="gr2" draw:text-style-name="P1" xml:id="id12" draw:id="id12" draw:layer="layout" draw:type="line" svg:x1="12.7cm" svg:y1="18.2cm" svg:x2="12.7cm" svg:y2="20.3cm" draw:start-shape="id6" draw:start-glue-point="6" draw:end-shape="id8" draw:end-glue-point="5" svg:d="M12700 18200v2100" svg:viewBox="0 0 1 2101">
          <text:p/>
        </draw:connector>
        <draw:connector draw:style-name="gr2" draw:text-style-name="P1" draw:layer="layout" draw:type="line" svg:x1="5.5cm" svg:y1="17cm" svg:x2="9.74cm" svg:y2="21.3cm" draw:start-shape="id7" draw:start-glue-point="6" draw:end-shape="id8" draw:end-glue-point="6" svg:d="M5500 17000l4240 4300" svg:viewBox="0 0 4241 4301">
          <text:p/>
        </draw:connector>
        <draw:connector draw:style-name="gr2" draw:text-style-name="P1" draw:layer="layout" draw:type="line" svg:x1="11.946cm" svg:y1="22.3cm" svg:x2="11.95cm" svg:y2="23.9cm" draw:start-shape="id8" draw:start-glue-point="7" draw:end-shape="id9" draw:end-glue-point="4" svg:d="M11946 22300l4 1600" svg:viewBox="0 0 5 1601">
          <text:p/>
        </draw:connector>
        <draw:connector draw:style-name="gr2" draw:text-style-name="P1" draw:layer="layout" draw:type="line" svg:x1="8.1cm" svg:y1="25.15cm" svg:x2="6.384cm" svg:y2="25.15cm" draw:start-shape="id9" draw:start-glue-point="5" draw:end-shape="id10" draw:end-glue-point="7" svg:d="M8100 25150h-1716" svg:viewBox="0 0 1717 1">
          <text:p/>
        </draw:connector>
        <draw:connector draw:style-name="gr2" draw:text-style-name="P1" draw:layer="layout" draw:type="line" svg:x1="16.6cm" svg:y1="19.3cm" svg:x2="12.7cm" svg:y2="19.25cm" draw:start-shape="id11" draw:start-glue-point="5" draw:end-shape="id12" draw:end-glue-point="0" svg:d="M16600 19300l-3900-50" svg:viewBox="0 0 3901 51">
          <text:p/>
        </draw:connector>
        <draw:connector draw:style-name="gr2" draw:text-style-name="P1" draw:layer="layout" draw:type="line" svg:x1="3.95cm" svg:y1="24.1cm" svg:x2="3.95cm" svg:y2="21.9cm" draw:start-shape="id10" draw:start-glue-point="4" draw:end-shape="id13" draw:end-glue-point="2" svg:d="M3950 24100v-2200" svg:viewBox="0 0 1 2201">
          <text:p/>
        </draw:connector>
        <draw:frame draw:style-name="gr3" xml:id="id13" draw:id="id13" draw:layer="layout" svg:width="4.7cm" svg:height="1cm" svg:x="1.6cm" svg:y="20.9cm">
          <draw:text-box>
            <text:p>See figure 2.6</text:p>
          </draw:text-box>
        </draw:frame>
        <draw:frame draw:style-name="gr4" xml:id="id14" draw:id="id14" draw:layer="layout" svg:width="5.4cm" svg:height="1.2cm" svg:x="6.2cm" svg:y="0.2cm">
          <draw:text-box>
            <text:p>From figure 2.6</text:p>
          </draw:text-box>
        </draw:frame>
        <draw:connector draw:style-name="gr2" draw:text-style-name="P1" draw:layer="layout" draw:type="line" svg:x1="8.9cm" svg:y1="1.4cm" svg:x2="8.9cm" svg:y2="3.1cm" draw:start-shape="id14" draw:start-glue-point="2" draw:end-shape="id1" draw:end-glue-point="5" svg:d="M8900 1400v1700" svg:viewBox="0 0 1 1701">
          <text:p/>
        </draw:connector>
        <draw:frame draw:style-name="gr4" xml:id="id15" draw:id="id15" draw:layer="layout" svg:width="4.7cm" svg:height="1.2cm" svg:x="1.7cm" svg:y="5.3cm">
          <draw:text-box>
            <text:p>See figure 2.6</text:p>
          </draw:text-box>
        </draw:frame>
        <draw:connector draw:style-name="gr2" draw:text-style-name="P1" draw:layer="layout" draw:type="line" svg:x1="4cm" svg:y1="7.5cm" svg:x2="4.05cm" svg:y2="6.5cm" draw:start-shape="id3" draw:start-glue-point="5" draw:end-shape="id15" draw:end-glue-point="2" svg:d="M4000 7500l50-1000" svg:viewBox="0 0 5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cm" fo:page-height="28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4T15:40:01.091000000</meta:creation-date>
    <dc:date>2015-01-16T22:00:56.825000000</dc:date>
    <meta:editing-duration>PT8M39S</meta:editing-duration>
    <meta:editing-cycles>5</meta:editing-cycles>
    <meta:generator>LibreOffice/4.3.2.2$Windows_x86 LibreOffice_project/edfb5295ba211bd31ad47d0bad0118690f76407d</meta:generator>
    <meta:document-statistic meta:object-count="28"/>
  </office:meta>
</office:document-meta>
</file>